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1">⁜</text:span><text:span text:style-name="T2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1">⁜</text:span><text:span text:style-name="T2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1">⁜</text:span><text:span text:style-name="T2">⟦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Grouping Eval Bar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⁜⊞n((⏴Entry⏵)\&lt;n\&gt;)+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⁜√⏴Body⏵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∛</text:p>
          </table:table-cell>
          <table:table-cell table:style-name="ce5" office:value-type="string" calcext:value-type="string">
            <text:p>Root Scripted</text:p>
          </table:table-cell>
          <table:table-cell table:style-name="ce21" office:value-type="string" calcext:value-type="string">
            <text:p><text:span text:style-name="T1">⁜</text:span><text:span text:style-name="T7">∛</text:span>⏴Body⏵⏴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0:50:50.2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5T10:51:17.612000000</dc:date>
    <meta:editing-cycles>45</meta:editing-cycles>
    <meta:editing-duration>PT1H27M5S</meta:editing-duration>
    <meta:document-statistic meta:table-count="1" meta:cell-count="150" meta:object-count="0"/>
  </office:meta>
</office:document-meta>
</file>